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rimera caracteristica a analizar en un sistema seguro es: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ialida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ida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onibilida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udi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a qué sentencia es falsa: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integridad permite asegurar que los datos no se han falsead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ialidad es desvelar datos a usuarios no autorizados; que comprende también la privacidad (la protección de datos personales).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onibilidad es que la informacion se encuentre accesible en todo momento a los distintos usuarios autorizado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a de las siguientes medidas no pertenece a la seguridad logi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seña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ia de segurida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 antimalwar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Que elemento de un sistema informatico se considera mas critico a la hora de protegerl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unicacion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o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 hacker: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pre tiene una finalidad malicios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mayoria de las veces tiene una finalidad malicios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veces posee una finalidad maliciosa, entonces se denomina crack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 un curioso con una finalidad conocid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hishin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 un tipo de fraude bancario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 un tipo de malware o viru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 contrarresta con un spywar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ropaga mediante correo electronico siempr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al es el estandar iso en materia de auditoria de sistemas de informac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 9001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 27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 270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 27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B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 el estandar de buenas practicas en materia de seguridad informati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 9001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 27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 270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 27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B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 respecto a un analisis forens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 realiza siempre a posteriori de detectar vulnerabilidades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debe realizar semanalmente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 realiza tan solo cuando el sistema de informacion “ha muerto”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realiza siempre a priori de detectar vulnerabilidade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a vez se realiza una auditor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 todo se encuentra correcto no es necesario volver a realizar auditorias</text:p>
          </table:table-cell>
          <table:table-cell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 recomendable volver a realizarlas periodicament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 poco probable que todo este perfect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 recomendable volver a realizarlas periodicamente, pero ya no tan exhaustivas</text:p>
          </table:table-cell>
          <table:table-cell office:value-type="boolean" office:boolean-value="27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8:47:23.71394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33:13.896132333</meta:creation-date>
    <dc:date>2017-12-09T19:07:30.246419765</dc:date>
    <meta:editing-duration>PT11M57S</meta:editing-duration>
    <meta:editing-cycles>5</meta:editing-cycles>
    <meta:generator>LibreOffice/5.1.6.2$Linux_X86_64 LibreOffice_project/10m0$Build-2</meta:generator>
    <meta:document-statistic meta:table-count="1" meta:cell-count="208" meta:object-count="0"/>
  </office:meta>
</office:document-meta>
</file>